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056248" officeooo:paragraph-rsid="00056248"/>
    </style:style>
    <style:style style:name="P2" style:family="paragraph" style:parent-style-name="Standard">
      <style:text-properties fo:color="#000000" loext:opacity="100%" officeooo:rsid="00056248" officeooo:paragraph-rsid="00056248"/>
    </style:style>
    <style:style style:name="T1" style:family="text">
      <style:text-properties fo:font-variant="normal" fo:text-transform="none" fo:color="#bdc1c6" loext:opacity="100%" style:font-name="arial" fo:font-size="10.5pt" fo:letter-spacing="normal" fo:font-style="normal" fo:font-weight="normal"/>
    </style:style>
    <style:style style:name="T2" style:family="text">
      <style:text-properties fo:font-variant="normal" fo:text-transform="none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Full Stack Project</text:p>
      <text:p text:style-name="P1"/>
      <text:p text:style-name="P1">This is personal Image repository </text:p>
      <text:p text:style-name="P1">See and upload images user must be signed in. </text:p>
      <text:p text:style-name="P1">upload and sign in pages contain links to the sign up page if user is not logged in .</text:p>
      <text:p text:style-name="P1">Logged in user is determined with sessions and cookies.</text:p>
      <text:p text:style-name="P1"/>
      <text:p text:style-name="P1">You can upload pictures and see them later .</text:p>
      <text:p text:style-name="P1"/>
      <text:p text:style-name="P1">Design description:</text:p>
      <text:p text:style-name="P1"/>
      <text:p text:style-name="P2"><text:span text:style-name="T2">I wanna see it painted</text:span><text:line-break/><text:span text:style-name="T2">Painted black</text:span><text:line-break/><text:span text:style-name="T2">Black as night</text:span><text:line-break/><text:span text:style-name="T2">Black as coal</text:span><text:line-break/><text:span text:style-name="T2">I wanna see the sun</text:span><text:line-break/><text:span text:style-name="T2">Blotted out from the sky</text:span><text:line-break/><text:span text:style-name="T2">I wanna see it painted, painted, painted</text:span><text:line-break/><text:span text:style-name="T2">Painted black, yeah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23:34:06.859000000</meta:creation-date>
    <dc:date>2024-06-27T23:37:20.601000000</dc:date>
    <meta:editing-duration>PT3M13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8" meta:word-count="92" meta:character-count="484" meta:non-whitespace-character-count="397"/>
  </office:meta>
</office:document-meta>
</file>